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344145091175601</text:p>
          </table:table-cell>
          <table:table-cell office:value-type="string" calcext:value-type="string">
            <text:p>2025-04-29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1408" calcext:value-type="float">
            <text:p>21.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145091175601</text:p>
          </table:table-cell>
          <table:table-cell office:value-type="string" calcext:value-type="string">
            <text:p>2024-05-07 17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1096" calcext:value-type="float">
            <text:p>19.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145091175601</text:p>
          </table:table-cell>
          <table:table-cell office:value-type="string" calcext:value-type="string">
            <text:p>2021-04-15 15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73672" calcext:value-type="float">
            <text:p>19.47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145091175601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9624" calcext:value-type="float">
            <text:p>19.08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145091175601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4436" calcext:value-type="float">
            <text:p>19.64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145091175601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5624" calcext:value-type="float">
            <text:p>23.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145091175601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9488" calcext:value-type="float">
            <text:p>19.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145091175601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03256" calcext:value-type="float">
            <text:p>23.00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145091175601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09608" calcext:value-type="float">
            <text:p>22.00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145091175601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664" calcext:value-type="float">
            <text:p>22.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145091175601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54944" calcext:value-type="float">
            <text:p>23.55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145091175601</text:p>
          </table:table-cell>
          <table:table-cell office:value-type="string" calcext:value-type="string">
            <text:p>200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52608" calcext:value-type="float">
            <text:p>23.15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145091175601</text:p>
          </table:table-cell>
          <table:table-cell office:value-type="string" calcext:value-type="string">
            <text:p>200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68104" calcext:value-type="float">
            <text:p>22.16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145091175601</text:p>
          </table:table-cell>
          <table:table-cell office:value-type="string" calcext:value-type="string">
            <text:p>200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9192" calcext:value-type="float">
            <text:p>21.72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145091175601</text:p>
          </table:table-cell>
          <table:table-cell office:value-type="string" calcext:value-type="string">
            <text:p>200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14536" calcext:value-type="float">
            <text:p>21.81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145091175601</text:p>
          </table:table-cell>
          <table:table-cell office:value-type="string" calcext:value-type="string">
            <text:p>200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936" calcext:value-type="float">
            <text:p>21.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145091175601</text:p>
          </table:table-cell>
          <table:table-cell office:value-type="string" calcext:value-type="string">
            <text:p>199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36" calcext:value-type="float">
            <text:p>21.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145091175601</text:p>
          </table:table-cell>
          <table:table-cell office:value-type="string" calcext:value-type="string">
            <text:p>199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072" calcext:value-type="float">
            <text:p>19.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145091175601</text:p>
          </table:table-cell>
          <table:table-cell office:value-type="string" calcext:value-type="string">
            <text:p>199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0384" calcext:value-type="float">
            <text:p>17.55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145091175601</text:p>
          </table:table-cell>
          <table:table-cell office:value-type="string" calcext:value-type="string">
            <text:p>199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9552" calcext:value-type="float">
            <text:p>16.98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145091175601</text:p>
          </table:table-cell>
          <table:table-cell office:value-type="string" calcext:value-type="string">
            <text:p>198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3576" calcext:value-type="float">
            <text:p>17.94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145091175601</text:p>
          </table:table-cell>
          <table:table-cell office:value-type="string" calcext:value-type="string">
            <text:p>198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644" calcext:value-type="float">
            <text:p>17.23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145091175601</text:p>
          </table:table-cell>
          <table:table-cell office:value-type="string" calcext:value-type="string">
            <text:p>198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976" calcext:value-type="float">
            <text:p>17.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145091175601</text:p>
          </table:table-cell>
          <table:table-cell office:value-type="string" calcext:value-type="string">
            <text:p>198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31184" calcext:value-type="float">
            <text:p>16.33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145091175601</text:p>
          </table:table-cell>
          <table:table-cell office:value-type="string" calcext:value-type="string">
            <text:p>198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0492" calcext:value-type="float">
            <text:p>16.50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145091175601</text:p>
          </table:table-cell>
          <table:table-cell office:value-type="string" calcext:value-type="string">
            <text:p>198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6552" calcext:value-type="float">
            <text:p>15.84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145091175601</text:p>
          </table:table-cell>
          <table:table-cell office:value-type="string" calcext:value-type="string">
            <text:p>198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61736" calcext:value-type="float">
            <text:p>18.46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04" meta:object-count="0"/>
    <meta:user-defined meta:name="AppVersion">3.0</meta:user-defined>
  </office:meta>
</office:document-meta>
</file>